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824cm"/>
    </style:style>
    <style:style style:name="Table1.C" style:family="table-column">
      <style:table-column-properties style:column-width="6.51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9" style:family="paragraph" style:parent-style-name="Table_20_Contents"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9"/>
            </table:table-cell>
            <table:covered-table-cell/>
            <table:covered-table-cell/>
            <table:table-cell table:style-name="Table1.A1" table:number-columns-spanned="3" office:value-type="string">
              <text:p text:style-name="P5"/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10"/>
            </table:table-cell>
            <table:covered-table-cell/>
            <table:covered-table-cell/>
            <table:table-cell table:style-name="Table1.A1" table:number-columns-spanned="2" office:value-type="string">
              <text:p text:style-name="P9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10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14"><text:span text:style-name="T1"><text:s text:c="5"/></text:span><text:span text:style-name="T1"><text:placeholder text:placeholder-type="text">&lt;o.partner_id and o.partner_id.name or ''&gt;</text:placeholder></text:span></text:p>
            <text:p text:style-name="P7"><text:s text:c="5"/><text:placeholder text:placeholder-type="text">&lt;o.partner_id and o.partner_id.street or ''&gt;</text:placeholder></text:p>
            <text:p text:style-name="P7"><text:s text:c="5"/><text:placeholder text:placeholder-type="text">&lt;o.partner_id and o.partner_id.street2 or ''&gt;</text:placeholder></text:p>
            <text:p text:style-name="P7"><text:s text:c="5"/><text:placeholder text:placeholder-type="text">&lt;get_s3_city_zip(o.partner_id)&gt;</text:placeholder></text:p>
            <text:p text:style-name="P7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10"/>
            <text:p text:style-name="P5"><text:placeholder text:placeholder-type="text">&lt;(o.cons_loca and o.cons_loca.name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get_s3(o.cons_loca)&gt;</text:placeholder> <text:s text:c="4"/></text:p>
            <text:p text:style-name="P6"><text:placeholder text:placeholder-type="text">&lt;get_state_country(o.cons_loca)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9"><text:s text:c="9"/></text:p>
            <text:p text:style-name="P9"><text:span text:style-name="T3"><text:s text:c="13"/></text:span><text:span text:style-name="T4">CHENNAI INDIA</text:span></text:p>
          </table:table-cell>
          <table:table-cell table:style-name="Table1.A1" office:value-type="string">
            <text:p text:style-name="P10"/>
          </table:table-cell>
          <table:table-cell table:style-name="Table1.A1" table:number-columns-spanned="4" office:value-type="string">
            <text:p text:style-name="P8"/>
            <text:p text:style-name="P8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9"><text:s text:c="42"/></text:p>
            <text:p text:style-name="P9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8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10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8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s text:c="3"/><text:placeholder text:placeholder-type="text">&lt;get_invoice_info(o.id)['disc_goods'] or ''&gt;</text:placeholder></text:p>
            <text:p text:style-name="P10"/>
            <text:p text:style-name="P10"/>
            <text:p text:style-name="P10"/>
            <text:p text:style-name="P10"/>
            <text:p text:style-name="P10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8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9"/>
            <text:p text:style-name="P10"><text:s text:c="5"/></text:p>
            <text:p text:style-name="P10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10"/>
            <text:p text:style-name="P10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3-22T14:44:01</dc:date>
    <meta:editing-duration>PT19H20M1S</meta:editing-duration>
    <meta:editing-cycles>431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88" meta:character-count="1418" meta:non-whitespace-character-count="1069"/>
  </office:meta>
</office:document-meta>
</file>